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3B300000124E2285AA6.svm" manifest:media-type=""/>
  <manifest:file-entry manifest:full-path="Pictures/200000010000032C000000FE32782F3E.svm" manifest:media-type=""/>
  <manifest:file-entry manifest:full-path="Pictures/20000001000001F7000000D89EF8F9DD.svm" manifest:media-type=""/>
  <manifest:file-entry manifest:full-path="Pictures/200000010000027F000000FE3442F02B.svm" manifest:media-type=""/>
  <manifest:file-entry manifest:full-path="Pictures/20000001000001EF0000012DAD720C7F.svm" manifest:media-type=""/>
  <manifest:file-entry manifest:full-path="Pictures/2000000100000153000000D433F21394.svm" manifest:media-type=""/>
  <manifest:file-entry manifest:full-path="Pictures/200000010000031F000000FEE06AA802.svm" manifest:media-type=""/>
  <manifest:file-entry manifest:full-path="Pictures/20000001000001B000000129C1E76D42.svm" manifest:media-type=""/>
  <manifest:file-entry manifest:full-path="Pictures/2000000100000460000002CF5D466095.svm" manifest:media-type=""/>
  <manifest:file-entry manifest:full-path="Pictures/20000001000001EF000000D851F8367C.svm" manifest:media-type=""/>
  <manifest:file-entry manifest:full-path="Pictures/200000020000024900000103BF18DAFC.eps" manifest:media-type=""/>
  <manifest:file-entry manifest:full-path="Pictures/20000001000001BC000002CF5D6AA764.svm" manifest:media-type=""/>
  <manifest:file-entry manifest:full-path="Pictures/200000010000031F000000FEAD75719C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Jameel Noori Nastaleeq1" svg:font-family="'Jameel Noori Nastaleeq'" style:font-adornments="Regular" style:font-pitch="variable"/>
    <style:font-face style:name="XB Tabriz2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" svg:font-family="'XB Tabriz'" style:font-family-generic="system" style:font-pitch="variable"/>
    <style:font-face style:name="XB Tabriz1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TexMathsArgs="12§display§\frac{0.625 v_s}{77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77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15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125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standard">
      <style:graphic-properties TexMathsArgs="12§display§0.5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SI{87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\frac{1}{s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178cm" svg:height="4.063cm" svg:x="1.738cm" svg:y="1.152cm">
          <draw:image xlink:href="Pictures/200000020000024900000103BF18DAFC.eps" xlink:type="simple" xlink:show="embed" xlink:actuate="onLoad">
            <text:p/>
          </draw:image>
        </draw:frame>
        <draw:frame draw:style-name="gr2" draw:text-style-name="P2" draw:layer="layout" svg:width="0.869cm" svg:height="0.916cm" svg:x="11.493cm" svg:y="0.7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11.323cm" svg:y="4.258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593cm" svg:height="0.258cm" svg:x="4.394cm" svg:y="2.023cm">
          <draw:image xlink:href="Pictures/20000001000001EF000000D851F8367C.svm" xlink:type="simple" xlink:show="embed" xlink:actuate="onLoad">
            <text:p/>
          </draw:image>
        </draw:frame>
        <draw:frame draw:style-name="gr4" draw:text-style-name="P1" draw:layer="layout" svg:width="0.517cm" svg:height="0.355cm" svg:x="9.831cm" svg:y="1.642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10.075cm" svg:y="1.058cm">
          <draw:image xlink:href="Pictures/2000000100000153000000D433F21394.svm" xlink:type="simple" xlink:show="embed" xlink:actuate="onLoad">
            <text:p/>
          </draw:image>
        </draw:frame>
        <draw:frame draw:style-name="gr4" draw:text-style-name="P1" draw:layer="layout" svg:width="0.517cm" svg:height="0.355cm" svg:x="9.831cm" svg:y="3.858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10.132cm" svg:y="3.316cm">
          <draw:image xlink:href="Pictures/2000000100000153000000D433F21394.svm" xlink:type="simple" xlink:show="embed" xlink:actuate="onLoad">
            <text:p/>
          </draw:image>
        </draw:frame>
        <draw:custom-shape draw:style-name="gr6" draw:text-style-name="P1" draw:layer="layout" svg:width="0.426cm" svg:height="2.378cm" draw:transform="rotate (1.5707963267949) translate (3.108cm 1.27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" draw:layer="layout" svg:width="0.593cm" svg:height="0.36cm" svg:x="4.024cm" svg:y="0.394cm">
          <draw:image xlink:href="Pictures/20000001000001EF0000012DAD720C7F.svm" xlink:type="simple" xlink:show="embed" xlink:actuate="onLoad">
            <text:p/>
          </draw:image>
        </draw:frame>
        <draw:frame draw:style-name="gr7" draw:text-style-name="P1" draw:layer="layout" svg:width="0.593cm" svg:height="0.36cm" svg:x="4.615cm" svg:y="3.892cm">
          <draw:image xlink:href="Pictures/20000001000001EF0000012DAD720C7F.svm" xlink:type="simple" xlink:show="embed" xlink:actuate="onLoad">
            <text:p/>
          </draw:image>
        </draw:frame>
        <draw:frame draw:style-name="gr8" draw:text-style-name="P1" draw:layer="layout" svg:width="0.602cm" svg:height="0.258cm" svg:x="6.017cm" svg:y="1.056cm">
          <draw:image xlink:href="Pictures/20000001000001F7000000D89EF8F9DD.svm" xlink:type="simple" xlink:show="embed" xlink:actuate="onLoad">
            <text:p/>
          </draw:image>
        </draw:frame>
        <draw:frame draw:style-name="gr8" draw:text-style-name="P1" draw:layer="layout" svg:width="0.602cm" svg:height="0.258cm" svg:x="5.906cm" svg:y="3.332cm">
          <draw:image xlink:href="Pictures/20000001000001F7000000D89EF8F9DD.svm" xlink:type="simple" xlink:show="embed" xlink:actuate="onLoad">
            <text:p/>
          </draw:image>
        </draw:frame>
        <draw:frame draw:style-name="gr2" draw:text-style-name="P3" draw:layer="layout" svg:width="1.831cm" svg:height="0.848cm" svg:x="6.747cm" svg:y="0.324cm">
          <draw:text-box>
            <text:p><text:span text:style-name="T2">تھونن مساوی</text:span></text:p>
          </draw:text-box>
        </draw:frame>
        <draw:line draw:style-name="gr9" draw:text-style-name="P1" draw:layer="layout" svg:x1="6.901cm" svg:y1="0.741cm" svg:x2="5.678cm" svg:y2="0.741cm">
          <text:p/>
        </draw:line>
        <draw:line draw:style-name="gr10" draw:text-style-name="P1" draw:layer="layout" svg:x1="5.68cm" svg:y1="0.407cm" svg:x2="5.68cm" svg:y2="1.998cm">
          <text:p/>
        </draw:line>
        <draw:frame draw:style-name="gr11" draw:text-style-name="P1" draw:layer="layout" svg:width="1.343cm" svg:height="0.862cm" svg:x="0.49cm" svg:y="1.44cm">
          <draw:image xlink:href="Pictures/2000000100000460000002CF5D466095.svm" xlink:type="simple" xlink:show="embed" xlink:actuate="onLoad">
            <text:p/>
          </draw:image>
        </draw:frame>
        <draw:frame draw:style-name="gr12" draw:text-style-name="P1" draw:layer="layout" svg:width="0.973cm" svg:height="0.304cm" svg:x="3.464cm" svg:y="1.57cm">
          <draw:image xlink:href="Pictures/200000010000032C000000FE32782F3E.svm" xlink:type="simple" xlink:show="embed" xlink:actuate="onLoad">
            <text:p/>
          </draw:image>
        </draw:frame>
        <draw:frame draw:style-name="gr13" draw:text-style-name="P1" draw:layer="layout" svg:width="0.958cm" svg:height="0.304cm" svg:x="4.176cm" svg:y="2.328cm">
          <draw:image xlink:href="Pictures/200000010000031F000000FEAD75719C.svm" xlink:type="simple" xlink:show="embed" xlink:actuate="onLoad">
            <text:p/>
          </draw:image>
        </draw:frame>
        <draw:frame draw:style-name="gr14" draw:text-style-name="P1" draw:layer="layout" svg:width="0.958cm" svg:height="0.304cm" svg:x="4.49cm" svg:y="4.326cm">
          <draw:image xlink:href="Pictures/200000010000031F000000FEE06AA802.svm" xlink:type="simple" xlink:show="embed" xlink:actuate="onLoad">
            <text:p/>
          </draw:image>
        </draw:frame>
        <draw:g>
          <svg:title>TexMaths</svg:title>
          <svg:desc>12§display§0.101 v_s§svg§600§FALSE§</svg:desc>
          <draw:polygon draw:style-name="gr15" draw:layer="layout" svg:width="1.325cm" svg:height="0.335cm" svg:x="1.884cm" svg:y="3.999cm" svg:viewBox="0 0 1326 336" draw:points="662,336 0,336 0,0 1326,0 1326,336">
            <text:p/>
          </draw:polygon>
          <draw:path draw:style-name="gr16" draw:layer="layout" svg:width="0.178cm" svg:height="0.29cm" svg:x="1.901cm" svg:y="3.989cm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
            <text:p/>
          </draw:path>
          <draw:path draw:style-name="gr16" draw:layer="layout" svg:width="0.045cm" svg:height="0.045cm" svg:x="2.131cm" svg:y="4.225cm" svg:viewBox="0 0 46 46" svg:d="M46 23c0-12-10-23-23-23-12 0-23 11-23 23 0 13 11 23 23 23 13 0 23-10 23-23z">
            <text:p/>
          </draw:path>
          <draw:path draw:style-name="gr16" draw:layer="layout" svg:width="0.139cm" svg:height="0.281cm" svg:x="2.25cm" svg:y="3.989cm" svg:viewBox="0 0 140 282" svg:d="M88 11c0-10 0-11-10-11-26 28-65 28-78 28v13c8 0 34 0 55-12v219c0 16-1 21-39 21h-14v13c16-1 52-1 70-1 17 0 54 0 68 1v-13h-13c-38 0-39-5-39-21z">
            <text:p/>
          </draw:path>
          <draw:path draw:style-name="gr16" draw:layer="layout" svg:width="0.178cm" svg:height="0.29cm" svg:x="2.44cm" svg:y="3.989cm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
            <text:p/>
          </draw:path>
          <draw:path draw:style-name="gr16" draw:layer="layout" svg:width="0.139cm" svg:height="0.281cm" svg:x="2.671cm" svg:y="3.989cm" svg:viewBox="0 0 140 282" svg:d="M88 11c0-10 0-11-10-11-26 28-65 28-78 28v13c8 0 34 0 55-12v219c0 16-1 21-39 21h-14v13c16-1 52-1 70-1 17 0 54 0 68 1v-13h-13c-38 0-39-5-39-21z">
            <text:p/>
          </draw:path>
          <draw:path draw:style-name="gr16" draw:layer="layout" svg:width="0.185cm" svg:height="0.191cm" svg:x="2.857cm" svg:y="4.084cm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
            <text:p/>
          </draw:path>
          <draw:path draw:style-name="gr16" draw:layer="layout" svg:width="0.118cm" svg:height="0.133cm" svg:x="3.07cm" svg:y="4.20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</draw:g>
        <draw:frame draw:style-name="gr17" draw:text-style-name="P1" draw:layer="layout" svg:width="1.135cm" svg:height="0.349cm" svg:x="7.602cm" svg:y="1.664cm">
          <draw:image xlink:href="Pictures/20000001000003B300000124E2285AA6.svm" xlink:type="simple" xlink:show="embed" xlink:actuate="onLoad">
            <text:p/>
          </draw:image>
        </draw:frame>
        <draw:frame draw:style-name="gr17" draw:text-style-name="P1" draw:layer="layout" svg:width="1.135cm" svg:height="0.349cm" svg:x="7.605cm" svg:y="3.953cm">
          <draw:image xlink:href="Pictures/20000001000003B300000124E2285AA6.svm" xlink:type="simple" xlink:show="embed" xlink:actuate="onLoad">
            <text:p/>
          </draw:image>
        </draw:frame>
        <draw:frame draw:style-name="gr18" draw:text-style-name="P1" draw:layer="layout" svg:width="0.766cm" svg:height="0.304cm" svg:x="9.582cm" svg:y="2.143cm">
          <draw:image xlink:href="Pictures/200000010000027F000000FE3442F02B.svm" xlink:type="simple" xlink:show="embed" xlink:actuate="onLoad">
            <text:p/>
          </draw:image>
        </draw:frame>
        <draw:frame draw:style-name="gr18" draw:text-style-name="P1" draw:layer="layout" svg:width="0.766cm" svg:height="0.304cm" svg:x="9.582cm" svg:y="4.345cm">
          <draw:image xlink:href="Pictures/200000010000027F000000FE3442F02B.svm" xlink:type="simple" xlink:show="embed" xlink:actuate="onLoad">
            <text:p/>
          </draw:image>
        </draw:frame>
        <draw:frame draw:style-name="gr19" draw:text-style-name="P1" draw:layer="layout" svg:width="0.532cm" svg:height="0.862cm" svg:x="6.455cm" svg:y="1.623cm">
          <draw:image xlink:href="Pictures/20000001000001BC000002CF5D6AA764.svm" xlink:type="simple" xlink:show="embed" xlink:actuate="onLoad">
            <text:p/>
          </draw:image>
        </draw:frame>
        <draw:frame draw:style-name="gr19" draw:text-style-name="P1" draw:layer="layout" svg:width="0.532cm" svg:height="0.862cm" svg:x="6.455cm" svg:y="3.88cm">
          <draw:image xlink:href="Pictures/20000001000001BC000002CF5D6AA76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Jameel Noori Nastaleeq1" svg:font-family="'Jameel Noori Nastaleeq'" style:font-adornments="Regular" style:font-pitch="variable"/>
    <style:font-face style:name="XB Tabriz2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" svg:font-family="'XB Tabriz'" style:font-family-generic="system" style:font-pitch="variable"/>
    <style:font-face style:name="XB Tabriz1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2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1T18:02:14</meta:creation-date>
    <meta:editing-duration>PT2H6M26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8-11-23T15:07:04.818991197</dc:date>
    <meta:document-statistic meta:object-count="35"/>
    <meta:template xlink:type="simple" xlink:actuate="onRequest" xlink:title="kkkFigures" xlink:href="../../../../../.libreoffice/3/user/template/kkkFigures.otg" meta:date="2014-08-11T18:02:12"/>
  </office:meta>
</office:document-meta>
</file>